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mdhinggo" svg:font-family="Namdhinggo" style:font-pitch="variable"/>
    <style:font-face style:name="Namdhinggo ExtraBold" svg:font-family="'Namdhinggo ExtraBold'" style:font-pitch="variable"/>
    <style:font-face style:name="Namdhinggo Medium" svg:font-family="'Namdhinggo Medium'" style:font-pitch="variable"/>
    <style:font-face style:name="Namdhinggo Medium1" svg:font-family="'Namdhinggo Medium'" style:font-adornments="Regular" style:font-pitch="variable"/>
    <style:font-face style:name="Namdhinggo SemiBold" svg:font-family="'Namdhinggo SemiBold'" style:font-pitch="variable"/>
    <style:font-face style:name="Namdhinggo SemiBold1" svg:font-family="'Namdhinggo SemiBold'" style:font-adornments="Semibold" style:font-pitch="variable"/>
    <style:font-face style:name="Namdhinggo1" svg:font-family="Namdhinggo" style:font-adornments="Regula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amdhinggo" fo:font-size="48pt" style:font-size-asian="48pt" style:font-name-complex="Namdhinggo" style:font-size-complex="48pt"/>
    </style:style>
    <style:style style:name="P2" style:family="paragraph" style:parent-style-name="Standard">
      <style:text-properties style:font-name="Namdhinggo" fo:font-size="48pt" fo:font-weight="bold" officeooo:paragraph-rsid="0013206a" style:font-size-asian="48pt" style:font-weight-asian="bold" style:font-name-complex="Namdhinggo" style:font-size-complex="48pt" style:font-weight-complex="bold"/>
    </style:style>
    <style:style style:name="P3" style:family="paragraph" style:parent-style-name="Standard">
      <style:text-properties style:font-name="Namdhinggo Medium" fo:font-size="48pt" fo:font-weight="normal" officeooo:paragraph-rsid="0013206a" style:font-size-asian="48pt" style:font-name-complex="Namdhinggo Medium" style:font-size-complex="48pt"/>
    </style:style>
    <style:style style:name="P4" style:family="paragraph" style:parent-style-name="Standard">
      <style:text-properties style:font-name="Namdhinggo SemiBold" fo:font-size="48pt" fo:font-weight="600" officeooo:paragraph-rsid="0013206a" style:font-size-asian="48pt" style:font-name-complex="Namdhinggo SemiBold" style:font-size-complex="48pt"/>
    </style:style>
    <style:style style:name="P5" style:family="paragraph" style:parent-style-name="Standard">
      <style:text-properties style:font-name="Namdhinggo ExtraBold" fo:font-size="48pt" fo:font-weight="normal" officeooo:paragraph-rsid="0013206a" style:font-size-asian="48pt" style:font-weight-asian="normal" style:font-name-complex="Namdhinggo ExtraBold" style:font-size-complex="4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ᤆᤢᤶᤛᤣ, ᤕᤠᤰᤌᤢᤱᤐᤠ᤺ᤴ ᤛᤠᤵᤋᤢᤶᤗᤥ</text:p>
      <text:p text:style-name="P3">ᤆᤢᤶᤛᤣ, ᤕᤠᤰᤌᤢᤱᤐᤠ᤺ᤴ ᤛᤠᤵᤋᤢᤶᤗᤥ</text:p>
      <text:p text:style-name="P4">ᤆᤢᤶᤛᤣ, ᤕᤠᤰᤌᤢᤱᤐᤠ᤺ᤴ ᤛᤠᤵᤋᤢᤶᤗᤥ</text:p>
      <text:p text:style-name="P2">ᤆᤢᤶᤛᤣ, ᤕᤠᤰᤌᤢᤱᤐᤠ᤺ᤴ ᤛᤠᤵᤋᤢᤶᤗᤥ</text:p>
      <text:p text:style-name="P5">ᤆᤢᤶᤛᤣ, ᤕᤠᤰᤌᤢᤱᤐᤠ᤺ᤴ ᤛᤠᤵᤋᤢᤶᤗᤥ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mdhinggo" svg:font-family="Namdhinggo" style:font-pitch="variable"/>
    <style:font-face style:name="Namdhinggo ExtraBold" svg:font-family="'Namdhinggo ExtraBold'" style:font-pitch="variable"/>
    <style:font-face style:name="Namdhinggo Medium" svg:font-family="'Namdhinggo Medium'" style:font-pitch="variable"/>
    <style:font-face style:name="Namdhinggo Medium1" svg:font-family="'Namdhinggo Medium'" style:font-adornments="Regular" style:font-pitch="variable"/>
    <style:font-face style:name="Namdhinggo SemiBold" svg:font-family="'Namdhinggo SemiBold'" style:font-pitch="variable"/>
    <style:font-face style:name="Namdhinggo SemiBold1" svg:font-family="'Namdhinggo SemiBold'" style:font-adornments="Semibold" style:font-pitch="variable"/>
    <style:font-face style:name="Namdhinggo1" svg:font-family="Namdhinggo" style:font-adornments="Regula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amdhinggo1" fo:font-family="Namdhinggo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3T07:01:24.443531510</dc:date>
    <meta:editing-duration>PT3M9S</meta:editing-duration>
    <meta:editing-cycles>1</meta:editing-cycles>
    <meta:document-statistic meta:table-count="0" meta:image-count="0" meta:object-count="0" meta:page-count="1" meta:paragraph-count="5" meta:word-count="15" meta:character-count="55" meta:non-whitespace-character-count="45"/>
    <meta:generator>LibreOffice/7.3.5.2$Linux_X86_64 LibreOffice_project/30$Build-2</meta:generator>
  </office:meta>
</office:document-meta>
</file>